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1pt" fo:language="en" fo:country="US" fo:font-weight="bold" officeooo:rsid="0022f8e8" officeooo:paragraph-rsid="0012a2df" style:font-size-asian="11pt" style:font-weight-asian="bold"/>
    </style:style>
    <style:style style:name="P2" style:family="paragraph" style:parent-style-name="Standard">
      <style:text-properties fo:font-size="11pt" fo:language="en" fo:country="US" fo:font-weight="bold" officeooo:rsid="00246e10" officeooo:paragraph-rsid="0012a2df" style:font-size-asian="11pt" style:font-weight-asian="bold" style:font-weight-complex="bold"/>
    </style:style>
    <style:style style:name="P3" style:family="paragraph" style:parent-style-name="Standard">
      <style:text-properties fo:font-size="11pt" fo:language="en" fo:country="US" fo:font-weight="bold" officeooo:paragraph-rsid="0012a2df" style:font-size-asian="11pt" style:font-weight-asian="bold"/>
    </style:style>
    <style:style style:name="P4" style:family="paragraph" style:parent-style-name="Standard">
      <style:text-properties fo:font-size="11pt" fo:language="en" fo:country="US" officeooo:rsid="00246e10" officeooo:paragraph-rsid="0012a2df" style:font-size-asian="11pt"/>
    </style:style>
    <style:style style:name="P5" style:family="paragraph" style:parent-style-name="Standard">
      <style:text-properties fo:font-size="11pt" fo:language="en" fo:country="US" officeooo:paragraph-rsid="0012a2df" style:font-size-asian="11pt"/>
    </style:style>
    <style:style style:name="P6" style:family="paragraph" style:parent-style-name="Standard">
      <style:text-properties fo:font-size="11pt" fo:language="en" fo:country="US" officeooo:paragraph-rsid="00145ffd" style:font-size-asian="11pt"/>
    </style:style>
    <style:style style:name="P7" style:family="paragraph" style:parent-style-name="Standard">
      <style:text-properties officeooo:paragraph-rsid="0012a2df"/>
    </style:style>
    <style:style style:name="P8" style:family="paragraph" style:parent-style-name="List_20_Paragraph">
      <style:paragraph-properties fo:margin-left="0cm" fo:margin-right="0cm" fo:text-indent="0cm" style:auto-text-indent="false"/>
      <style:text-properties fo:font-size="11pt" fo:language="en" fo:country="US" officeooo:rsid="00246e10" officeooo:paragraph-rsid="0012a2df" style:font-size-asian="11pt"/>
    </style:style>
    <style:style style:name="P9" style:family="paragraph" style:parent-style-name="List_20_Paragraph">
      <style:paragraph-properties fo:margin-left="0cm" fo:margin-right="0cm" fo:text-indent="0cm" style:auto-text-indent="false"/>
      <style:text-properties fo:font-size="11pt" fo:language="en" fo:country="US" officeooo:paragraph-rsid="0012a2df" style:font-size-asian="11pt"/>
    </style:style>
    <style:style style:name="P10" style:family="paragraph" style:parent-style-name="List_20_Paragraph">
      <style:paragraph-properties fo:margin-left="0cm" fo:margin-right="0cm" fo:text-indent="0cm" style:auto-text-indent="false"/>
      <style:text-properties officeooo:rsid="00229acd" officeooo:paragraph-rsid="0012a2df"/>
    </style:style>
    <style:style style:name="P11" style:family="paragraph" style:parent-style-name="List_20_Paragraph">
      <style:paragraph-properties fo:margin-left="0cm" fo:margin-right="0cm" fo:text-indent="0cm" style:auto-text-indent="false"/>
      <style:text-properties officeooo:paragraph-rsid="0012a2df"/>
    </style:style>
    <style:style style:name="P12" style:family="paragraph" style:parent-style-name="List_20_Paragraph">
      <style:text-properties officeooo:paragraph-rsid="0012a2df"/>
    </style:style>
    <style:style style:name="P13" style:family="paragraph" style:parent-style-name="List_20_Paragraph">
      <style:text-properties fo:font-size="11pt" fo:language="en" fo:country="US" officeooo:paragraph-rsid="0012a2df" style:font-size-asian="11pt"/>
    </style:style>
    <style:style style:name="P14" style:family="paragraph" style:parent-style-name="List_20_Paragraph">
      <style:text-properties fo:font-size="11pt" fo:language="en" fo:country="US" officeooo:rsid="00245232" officeooo:paragraph-rsid="0012a2df" style:font-size-asian="11pt"/>
    </style:style>
    <style:style style:name="P15" style:family="paragraph" style:parent-style-name="List_20_Paragraph">
      <style:text-properties fo:font-size="11pt" fo:language="en" fo:country="US" fo:font-weight="bold" officeooo:rsid="00245232" officeooo:paragraph-rsid="0012a2df" style:font-size-asian="11pt" style:font-weight-asian="bold" style:font-weight-complex="bold"/>
    </style:style>
    <style:style style:name="P16" style:family="paragraph" style:parent-style-name="List_20_Paragraph">
      <style:text-properties fo:font-size="11pt" fo:language="en" fo:country="US" fo:font-weight="bold" officeooo:paragraph-rsid="0012a2df" style:font-size-asian="11pt" style:font-weight-asian="bold" style:font-weight-complex="bold"/>
    </style:style>
    <style:style style:name="P17" style:family="paragraph" style:parent-style-name="List_20_Paragraph">
      <style:paragraph-properties fo:margin-left="2.54cm" fo:margin-right="0cm" fo:text-indent="0cm" style:auto-text-indent="false"/>
      <style:text-properties fo:font-size="11pt" fo:language="en" fo:country="US" officeooo:paragraph-rsid="0012a2df" style:font-size-asian="11pt"/>
    </style:style>
    <style:style style:name="P18" style:family="paragraph" style:parent-style-name="Standard">
      <style:text-properties fo:font-size="11pt" fo:language="en" fo:country="US" fo:font-weight="bold" officeooo:rsid="00164245" officeooo:paragraph-rsid="00145ffd" style:font-size-asian="11pt" style:font-weight-asian="bold" style:font-weight-complex="bold"/>
    </style:style>
    <style:style style:name="P19" style:family="paragraph" style:parent-style-name="Standard">
      <style:text-properties fo:font-size="11pt" fo:language="en" fo:country="US" fo:font-weight="bold" officeooo:rsid="00164245" officeooo:paragraph-rsid="00164245" style:font-size-asian="11pt" style:font-weight-asian="bold" style:font-weight-complex="bold"/>
    </style:style>
    <style:style style:name="P20" style:family="paragraph" style:parent-style-name="Standard">
      <style:text-properties fo:font-size="11pt" fo:language="en" fo:country="US" fo:font-weight="bold" officeooo:rsid="00164245" officeooo:paragraph-rsid="00164245" style:font-size-asian="11pt" style:font-weight-asian="bold"/>
    </style:style>
    <style:style style:name="P21" style:family="paragraph" style:parent-style-name="Standard">
      <style:text-properties fo:font-size="11pt" fo:language="en" fo:country="US" fo:font-weight="bold" officeooo:paragraph-rsid="0012a2df" style:font-size-asian="11pt" style:font-weight-asian="bold"/>
    </style:style>
    <style:style style:name="P22" style:family="paragraph" style:parent-style-name="List_20_Paragraph" style:list-style-name="WWNum1">
      <style:text-properties officeooo:paragraph-rsid="0012a2df"/>
    </style:style>
    <style:style style:name="P23" style:family="paragraph" style:parent-style-name="List_20_Paragraph" style:list-style-name="WWNum1">
      <style:text-properties fo:font-size="11pt" fo:language="en" fo:country="US" officeooo:paragraph-rsid="0012a2df" style:font-size-asian="11pt"/>
    </style:style>
    <style:style style:name="P24" style:family="paragraph" style:parent-style-name="List_20_Paragraph" style:list-style-name="WWNum3">
      <style:text-properties fo:font-size="11pt" fo:language="en" fo:country="US" officeooo:paragraph-rsid="0012a2df" style:font-size-asian="11pt"/>
    </style:style>
    <style:style style:name="P25" style:family="paragraph" style:parent-style-name="List_20_Paragraph" style:list-style-name="WWNum1">
      <style:text-properties fo:font-size="11pt" fo:language="en" fo:country="US" fo:font-weight="bold" officeooo:paragraph-rsid="0012a2df" style:font-size-asian="11pt" style:font-weight-asian="bold"/>
    </style:style>
    <style:style style:name="P26" style:family="paragraph" style:parent-style-name="List_20_Paragraph" style:list-style-name="WWNum1">
      <style:text-properties fo:font-weight="bold" officeooo:rsid="001f1d99" officeooo:paragraph-rsid="0012a2df" style:font-weight-asian="bold" style:font-weight-complex="bold"/>
    </style:style>
    <style:style style:name="P27" style:family="paragraph" style:parent-style-name="List_20_Paragraph" style:list-style-name="WWNum1">
      <style:text-properties fo:font-weight="bold" officeooo:rsid="0016d638" officeooo:paragraph-rsid="0016d638" style:font-weight-asian="bold" style:font-weight-complex="bold"/>
    </style:style>
    <style:style style:name="P28" style:family="paragraph" style:parent-style-name="List_20_Paragraph" style:list-style-name="WWNum1">
      <style:text-properties fo:font-weight="bold" officeooo:paragraph-rsid="0012a2df" style:font-weight-asian="bold" style:font-weight-complex="bold"/>
    </style:style>
    <style:style style:name="P29" style:family="paragraph" style:parent-style-name="List_20_Paragraph" style:list-style-name="WWNum1">
      <style:paragraph-properties fo:margin-left="0cm" fo:margin-right="0cm" fo:text-indent="0cm" style:auto-text-indent="false"/>
      <style:text-properties fo:font-size="11pt" fo:language="en" fo:country="US" fo:font-weight="bold" officeooo:rsid="00211910" officeooo:paragraph-rsid="0012a2df" style:font-size-asian="11pt" style:font-weight-asian="bold"/>
    </style:style>
    <style:style style:name="P30" style:family="paragraph" style:parent-style-name="List_20_Paragraph" style:list-style-name="WWNum1">
      <style:paragraph-properties fo:margin-left="0cm" fo:margin-right="0cm" fo:text-indent="0cm" style:auto-text-indent="false"/>
      <style:text-properties fo:font-weight="bold" officeooo:rsid="001f1d99" officeooo:paragraph-rsid="0012a2df" style:font-weight-asian="bold" style:font-weight-complex="bold"/>
    </style:style>
    <style:style style:name="P31" style:family="paragraph" style:parent-style-name="List_20_Paragraph">
      <style:paragraph-properties fo:margin-left="1.905cm" fo:margin-right="0cm" fo:text-indent="0cm" style:auto-text-indent="false"/>
      <style:text-properties fo:font-size="11pt" fo:language="en" fo:country="US" officeooo:paragraph-rsid="0012a2df" style:font-size-asian="11pt"/>
    </style:style>
    <style:style style:name="P32" style:family="paragraph" style:parent-style-name="List_20_Paragraph">
      <style:paragraph-properties fo:margin-left="1.905cm" fo:margin-right="0cm" fo:text-indent="0cm" style:auto-text-indent="false"/>
      <style:text-properties fo:font-size="11pt" fo:language="en" fo:country="US" officeooo:rsid="0018c5db" officeooo:paragraph-rsid="0018c5db" style:font-size-asian="11pt"/>
    </style:style>
    <style:style style:name="T1" style:family="text">
      <style:text-properties fo:font-size="11pt" fo:language="en" fo:country="US" fo:font-weight="bold" style:font-size-asian="11pt" style:font-weight-asian="bold"/>
    </style:style>
    <style:style style:name="T2" style:family="text">
      <style:text-properties fo:font-size="11pt" fo:language="en" fo:country="US" fo:font-weight="bold" officeooo:rsid="00246e10" style:font-size-asian="11pt" style:font-weight-asian="bold"/>
    </style:style>
    <style:style style:name="T3" style:family="text">
      <style:text-properties fo:font-size="11pt" fo:language="en" fo:country="US" fo:font-weight="bold" style:font-size-asian="11pt" style:font-weight-asian="bold" style:font-weight-complex="bold"/>
    </style:style>
    <style:style style:name="T4" style:family="text">
      <style:text-properties fo:font-size="11pt" fo:language="en" fo:country="US" fo:font-weight="bold" officeooo:rsid="001f1d99" style:font-size-asian="11pt" style:font-weight-asian="bold" style:font-weight-complex="bold"/>
    </style:style>
    <style:style style:name="T5" style:family="text">
      <style:text-properties fo:font-size="11pt" fo:language="en" fo:country="US" fo:font-weight="bold" officeooo:rsid="00245232" style:font-size-asian="11pt" style:font-weight-asian="bold" style:font-weight-complex="bold"/>
    </style:style>
    <style:style style:name="T6" style:family="text">
      <style:text-properties fo:font-size="11pt" fo:language="en" fo:country="US" fo:font-weight="bold" officeooo:rsid="00246e10" style:font-size-asian="11pt" style:font-weight-asian="bold" style:font-weight-complex="bold"/>
    </style:style>
    <style:style style:name="T7" style:family="text">
      <style:text-properties fo:font-size="11pt" fo:language="en" fo:country="US" fo:font-weight="bold" officeooo:rsid="00229acd" style:font-size-asian="11pt" style:font-weight-asian="bold" style:font-weight-complex="bold"/>
    </style:style>
    <style:style style:name="T8" style:family="text">
      <style:text-properties fo:font-size="11pt" fo:language="en" fo:country="US" fo:font-weight="bold" officeooo:rsid="00211910" style:font-size-asian="11pt" style:font-weight-asian="bold" style:font-weight-complex="bold"/>
    </style:style>
    <style:style style:name="T9" style:family="text">
      <style:text-properties fo:font-size="11pt" fo:language="en" fo:country="US" fo:font-weight="bold" officeooo:rsid="00145ffd" style:font-size-asian="11pt" style:font-weight-asian="bold" style:font-weight-complex="bold"/>
    </style:style>
    <style:style style:name="T10" style:family="text">
      <style:text-properties fo:font-size="11pt" fo:language="en" fo:country="US" fo:font-weight="bold" officeooo:rsid="0018c5db" style:font-size-asian="11pt" style:font-weight-asian="bold" style:font-weight-complex="bold"/>
    </style:style>
    <style:style style:name="T11" style:family="text">
      <style:text-properties fo:font-size="11pt" fo:language="en" fo:country="US" fo:font-weight="bold" officeooo:rsid="001f1d99" style:font-size-asian="11pt" style:font-weight-asian="bold"/>
    </style:style>
    <style:style style:name="T12" style:family="text">
      <style:text-properties fo:font-size="11pt" fo:language="en" fo:country="US" fo:font-weight="bold" officeooo:rsid="0016d638" style:font-size-asian="11pt" style:font-weight-asian="bold"/>
    </style:style>
    <style:style style:name="T13" style:family="text">
      <style:text-properties fo:font-size="11pt" fo:language="en" fo:country="US" style:font-size-asian="11pt"/>
    </style:style>
    <style:style style:name="T14" style:family="text">
      <style:text-properties fo:font-size="11pt" fo:language="en" fo:country="US" officeooo:rsid="00211910" style:font-size-asian="11pt"/>
    </style:style>
    <style:style style:name="T15" style:family="text">
      <style:text-properties fo:font-size="11pt" fo:language="en" fo:country="US" officeooo:rsid="001f1d99" style:font-size-asian="11pt"/>
    </style:style>
    <style:style style:name="T16" style:family="text">
      <style:text-properties fo:font-size="11pt" fo:language="en" fo:country="US" officeooo:rsid="00229acd" style:font-size-asian="11pt"/>
    </style:style>
    <style:style style:name="T17" style:family="text">
      <style:text-properties fo:font-size="11pt" fo:language="en" fo:country="US" officeooo:rsid="00245232" style:font-size-asian="11pt"/>
    </style:style>
    <style:style style:name="T18" style:family="text">
      <style:text-properties fo:font-size="11pt" fo:language="en" fo:country="US" officeooo:rsid="00145ffd" style:font-size-asian="11pt"/>
    </style:style>
    <style:style style:name="T19" style:family="text">
      <style:text-properties fo:font-size="11pt" fo:language="en" fo:country="US" officeooo:rsid="0016d638" style:font-size-asian="11pt"/>
    </style:style>
    <style:style style:name="T20" style:family="text">
      <style:text-properties fo:font-size="11pt" fo:language="en" fo:country="US" officeooo:rsid="0018c5db" style:font-size-asian="11pt"/>
    </style:style>
    <style:style style:name="T21" style:family="text">
      <style:text-properties fo:font-size="11pt" fo:language="en" fo:country="US" fo:font-weight="normal" style:font-size-asian="11pt" style:font-weight-asian="normal" style:font-weight-complex="normal"/>
    </style:style>
    <style:style style:name="T22" style:family="text">
      <style:text-properties fo:font-size="11pt" fo:language="en" fo:country="US" fo:font-weight="normal" officeooo:rsid="00246e10" style:font-size-asian="11pt" style:font-weight-asian="normal" style:font-weight-complex="normal"/>
    </style:style>
    <style:style style:name="T23" style:family="text">
      <style:text-properties fo:font-size="11pt" fo:language="en" fo:country="US" fo:font-weight="normal" officeooo:rsid="0016d638" style:font-size-asian="11pt" style:font-weight-asian="normal" style:font-weight-complex="normal"/>
    </style:style>
    <style:style style:name="T24" style:family="text">
      <style:text-properties fo:font-size="11pt" fo:language="en" fo:country="US" fo:font-weight="normal" officeooo:rsid="00145ffd" style:font-size-asian="11pt" style:font-weight-asian="normal" style:font-weight-complex="normal"/>
    </style:style>
    <style:style style:name="T25" style:family="text">
      <style:text-properties fo:font-size="11pt" fo:language="en" fo:country="US" fo:font-weight="normal" officeooo:rsid="0018c5db" style:font-size-asian="11pt" style:font-weight-asian="normal" style:font-weight-complex="normal"/>
    </style:style>
    <style:style style:name="T26" style:family="text">
      <style:text-properties fo:font-size="11pt" fo:language="en" fo:country="US" fo:font-style="italic" style:font-size-asian="11pt" style:font-style-asian="italic"/>
    </style:style>
    <style:style style:name="T27" style:family="text">
      <style:text-properties fo:font-size="11pt" fo:language="en" fo:country="US" fo:font-style="italic" fo:font-weight="bold" style:font-size-asian="11pt" style:font-style-asian="italic" style:font-weight-asian="bold" style:font-weight-complex="bold"/>
    </style:style>
    <style:style style:name="T28" style:family="text">
      <style:text-properties officeooo:rsid="00246e10"/>
    </style:style>
    <style:style style:name="T29" style:family="text">
      <style:text-properties fo:font-weight="bold" style:font-weight-asian="bold" style:font-weight-complex="bold"/>
    </style:style>
    <style:style style:name="T30" style:family="text">
      <style:text-properties officeooo:rsid="0022f8e8"/>
    </style:style>
    <style:style style:name="T31" style:family="text">
      <style:text-properties fo:font-weight="normal" officeooo:rsid="0016424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tropolia University of Applied Sciences</text:p>
      <text:p text:style-name="P20">Information Technology</text:p>
      <text:p text:style-name="P7"><text:span text:style-name="T1">Spring 201</text:span><text:span text:style-name="T2">6</text:span></text:p>
      <text:p text:style-name="P1"/>
      <text:p text:style-name="P3"><text:span text:style-name="T30">Instructions for writing a report: deadline 21 April. Only printed versions will be accepted.</text:span></text:p>
      <text:p text:style-name="P3"/>
      <text:p text:style-name="P6"><text:span text:style-name="T28">The purpose of this assignment is to </text:span><text:s/>practice finding and reading English material in your field <text:span text:style-name="T28">of studies, Information technology, writing</text:span> an academic report on the basis of the source material and <text:span text:style-name="T29">documenting the sources appropriately both in the text and in the reference list. </text:span><text:span text:style-name="T31">Study the articles given by Peter Hjort.</text:span></text:p>
      <text:p text:style-name="P18"/>
      <text:p text:style-name="P19">Note: the report will not be accepted without proper in-text-referencing, that is sources which are indicated the text each time you paraphrase from a source.</text:p>
      <text:p text:style-name="P5"/>
      <text:p text:style-name="P2">Remember to submit your report in Turnitin as well as in Tuubi. </text:p>
      <text:p text:style-name="P4">- enrollment password: report</text:p>
      <text:p text:style-name="P4">- class ID: 12268106</text:p>
      <text:p text:style-name="P4"/>
      <text:p text:style-name="P3"/>
      <text:list xml:id="list7917663079467337182" text:style-name="WWNum1">
        <text:list-item>
          <text:p text:style-name="P22"><text:span text:style-name="T12">Define your topic well, </text:span><text:span text:style-name="T23">it should not be too general</text:span><text:span text:style-name="T12">. </text:span><text:span text:style-name="T13">Find </text:span><text:span text:style-name="T18">5-8</text:span><text:span text:style-name="T14"> </text:span><text:span text:style-name="T13">sources on the topic written in English. </text:span><text:span text:style-name="T1">Make sure your sources are considered scientifically reliable</text:span><text:span text:style-name="T13">;</text:span><text:span text:style-name="T1"> </text:span><text:span text:style-name="T13">1-2 random websites (such as Wikipedia or blogs) are not enough.</text:span></text:p>
        </text:list-item>
      </text:list>
      <text:p text:style-name="P13"/>
      <text:list xml:id="list94118563604177" text:continue-numbering="true" text:style-name="WWNum1">
        <text:list-item>
          <text:p text:style-name="P22"><text:span text:style-name="T13">S</text:span><text:span text:style-name="T21">tudy the material and write a report based on the material.</text:span><text:span text:style-name="T3"> The report can be written alone or </text:span><text:span text:style-name="T8">together</text:span><text:span text:style-name="T3"> with another student. </text:span></text:p>
          <text:p text:style-name="P23"/>
          <text:p text:style-name="P26"><text:bookmark text:name="_GoBack"/><text:span text:style-name="T13">Length: </text:span><text:span text:style-name="T19">5-7</text:span><text:span text:style-name="T18"> </text:span><text:span text:style-name="T13">pages</text:span><text:span text:style-name="T21"> </text:span><text:span text:style-name="T23">+ title page, table of contents and list of references,</text:span><text:span text:style-name="T19"> if you write the report alone.</text:span></text:p>
          <text:p text:style-name="P30"><text:span text:style-name="T19"/></text:p>
          <text:p text:style-name="P27"><text:span text:style-name="T13">Length: 8-10 pages if you write the report as pair work </text:span><text:span text:style-name="T21">+ title page, table of contents and list of references. <text:s/>Because you will be given individual English grades, indicate clearly, who wrote a certain chapter or paragraph.</text:span></text:p>
          <text:p text:style-name="P27"><text:span text:style-name="T15"/></text:p>
          <text:p text:style-name="P27"><text:span text:style-name="T15">Line spacing: 1,5</text:span></text:p>
          <text:p text:style-name="P23"/>
        </text:list-item>
        <text:list-item>
          <text:p text:style-name="P22"><text:span text:style-name="T13"><text:s/>Follow the instructions given </text:span><text:span text:style-name="T15">in Insinöörityön ohjeet or A</text:span><text:span text:style-name="T4"> Guide to the Final Year Project by Taru Sotavalta </text:span><text:span text:style-name="T5">(see link at the bottom of the page). </text:span><text:span text:style-name="T15">Your report should include the following: </text:span></text:p>
          <text:p text:style-name="P28"><text:span text:style-name="T15"/></text:p>
          <text:list>
            <text:list-item>
              <text:p text:style-name="P25">Title</text:p>
            </text:list-item>
            <text:list-item>
              <text:p text:style-name="P22"><text:span text:style-name="T1">Introduction</text:span><text:span text:style-name="T13"> (mention the topic and the goal – i.e. why this particular topic – and define the topic)</text:span></text:p>
            </text:list-item>
            <text:list-item>
              <text:p text:style-name="P22"><text:span text:style-name="T12">Divide your report in chapters and </text:span><text:span text:style-name="T2">give </text:span><text:span text:style-name="T12">them good</text:span><text:span text:style-name="T2"> headlines. </text:span><text:span text:style-name="T22">D</text:span><text:span text:style-name="T13">iscuss the topic from the viewpoint of the references; give your own ideas about the topic and say whether you agree/disagree with your sources, explaining why; cite your sources.</text:span></text:p>
            </text:list-item>
            <text:list-item>
              <text:p text:style-name="P22"><text:span text:style-name="T3">Conclusion </text:span><text:span text:style-name="T10">or discussion </text:span><text:span text:style-name="T13">(summarize the main ideas, make a conclusion and say something general about the topic)</text:span></text:p>
            </text:list-item>
            <text:list-item>
              <text:p text:style-name="P22"><text:span text:style-name="T1">References</text:span><text:span text:style-name="T13"> </text:span></text:p>
            </text:list-item>
          </text:list>
        </text:list-item>
      </text:list>
      <text:p text:style-name="P9"/>
      <text:p text:style-name="P10"><text:span text:style-name="T3">You can also add </text:span><text:span text:style-name="T10">two </text:span><text:span text:style-name="T6">picture</text:span><text:span text:style-name="T9">s</text:span><text:span text:style-name="T6">, </text:span><text:span text:style-name="T3">figure</text:span><text:span text:style-name="T9">s</text:span><text:span text:style-name="T3"> </text:span><text:span text:style-name="T6">or table</text:span><text:span text:style-name="T9">s</text:span><text:span text:style-name="T3">.</text:span><text:span text:style-name="T13"> Remember to provide the source (so called legend) under the figure</text:span><text:span text:style-name="T18">s</text:span><text:span text:style-name="T13">. A figure / picture / table must always be introduced and explained in the text as well. </text:span></text:p>
      <text:p text:style-name="P17"/>
      <text:list xml:id="list94117244000186" text:continue-numbering="true" text:style-name="WWNum1">
        <text:list-item>
          <text:p text:style-name="P22"><text:span text:style-name="T13">When writing the report, </text:span><text:span text:style-name="T1">paraphrase and summarize</text:span><text:span text:style-name="T13"> the ideas in the original sources. </text:span><text:span text:style-name="T7">A</text:span><text:span text:style-name="T3">void direct quoting. </text:span><text:span text:style-name="T10">Use</text:span><text:span text:style-name="T3"> the Vancouver referencing system.</text:span><text:span text:style-name="T4"> </text:span><text:span text:style-name="T21">The instructions are given in “A Guide to Your Final Year Project” </text:span><text:span text:style-name="T25">(see link below).</text:span></text:p>
        </text:list-item>
      </text:list>
      <text:p text:style-name="P16"/>
      <text:p text:style-name="P12"><text:span text:style-name="T1">Examples of in-text-referencing, </text:span><text:span text:style-name="T11">Vancouver style:</text:span></text:p>
      <text:p text:style-name="P12"><text:span text:style-name="T13">The Android operating system is still not a serious competitor to the iOS [1,3]. (</text:span><text:span text:style-name="T26">This sentence has </text:span><text:soft-page-break/><text:span text:style-name="T26">been</text:span><text:span text:style-name="T27"> paraphrased </text:span><text:span text:style-name="T26">from source 1, page 3.</text:span><text:span text:style-name="T13">)</text:span></text:p>
      <text:p text:style-name="P13"/>
      <text:p text:style-name="P12"><text:span text:style-name="T13">The Android operating system is still not a serious competitor to the iOS. According to Baxter-Reynolds (2011), Android tablets are more expensive than iPads which is problematic. [1,3.] <text:s/>(</text:span><text:span text:style-name="T26">These two sentences have been paraphrased from source 1, page 3. Note that in each paragraph you have to indicate the references again even if they are the same as in the previous paragraphs.</text:span><text:span text:style-name="T13">)</text:span></text:p>
      <text:p text:style-name="P13"/>
      <text:p text:style-name="P13"/>
      <text:p text:style-name="P11"><text:span text:style-name="T1">Example of list of references, </text:span><text:span text:style-name="T11">Vancouver style:</text:span></text:p>
      <text:list xml:id="list5036963096384799448" text:style-name="WWNum3">
        <text:list-item>
          <text:p text:style-name="P24">Baxter-Reynolds M. iOS, Android, Windows Phone, Windows 8? A coder’s guide [online]. The Guardian; 16 September 2011.</text:p>
        </text:list-item>
      </text:list>
      <text:p text:style-name="P31">URL: http://www.guardian.co.uk/technology/blog/2011/sep/16/ios-android-windows8-programming-choose. Accessed 7 October 2011.</text:p>
      <text:p text:style-name="P31"/>
      <text:p text:style-name="P32">2. Spinellis D. The decay and failures of Web references. Communications of the AMC. January 2003,46(1):71-77.</text:p>
      <text:p text:style-name="P13"/>
      <text:list xml:id="list94118676369722" text:continue-list="list94117244000186" text:style-name="WWNum1">
        <text:list-item>
          <text:p text:style-name="P22"><text:span text:style-name="T20">Remember </text:span><text:span text:style-name="T13">that you must both paraphrase and provide the in-text reference to </text:span><text:span text:style-name="T1">avoid plagiarism</text:span><text:span text:style-name="T13">. </text:span><text:span text:style-name="T15">A</text:span><text:span text:style-name="T13">ll the in-text references must appear in the list of references.</text:span></text:p>
        </text:list-item>
      </text:list>
      <text:p text:style-name="P13"/>
      <text:list xml:id="list94118083282553" text:continue-numbering="true" text:style-name="WWNum1">
        <text:list-item>
          <text:p text:style-name="P22"><text:span text:style-name="T13">Make sure your </text:span><text:span text:style-name="T1">paragraphs</text:span><text:span text:style-name="T13"> are </text:span><text:span text:style-name="T1">long enough.</text:span><text:span text:style-name="T13"> Paragraphs which are 1-2 sentences are too short. </text:span><text:span text:style-name="T15">Each paragraph should have </text:span><text:span text:style-name="T13">a </text:span><text:span text:style-name="T1">topic sentence</text:span><text:span text:style-name="T13"> <text:s/></text:span><text:span text:style-name="T15">which clearly states what the main point of the paragraph is.</text:span></text:p>
        </text:list-item>
      </text:list>
      <text:p text:style-name="P13"/>
      <text:list xml:id="list94117412217586" text:continue-numbering="true" text:style-name="WWNum1">
        <text:list-item>
          <text:p text:style-name="P22"><text:span text:style-name="T13">Write the text in </text:span><text:span text:style-name="T7">formal style, academic </text:span><text:span text:style-name="T3">English</text:span><text:span text:style-name="T13">. Do not use spoken language expressions </text:span><text:span text:style-name="T15">or </text:span><text:span text:style-name="T13">contracted verb forms </text:span><text:span text:style-name="T15">(such as isn't, doesn't, won't: </text:span><text:span text:style-name="T16">write is not, does not, will not</text:span><text:span text:style-name="T15">). If you use an abbreviation, explain it </text:span><text:span text:style-name="T13">when you first use </text:span><text:span text:style-name="T14">it: </text:span><text:span text:style-name="T13">Waveform Audio File Format (WAV).</text:span></text:p>
        </text:list-item>
      </text:list>
      <text:p text:style-name="P13"/>
      <text:p text:style-name="P15">Link to Taru Sotavalta's Guide to the Final Year Project: Workspace: IT &amp; Media Engineering – Documents – Bachelor's Final Year Project – Thesis Guide Bachelor</text:p>
      <text:p text:style-name="P13"/>
      <text:p text:style-name="P11"><text:a xlink:type="simple" xlink:href="https://tuubi.metropolia.fi/portal/group/tuubi/etusivu/yleiset-tyokalut/tyotilat?p_p_id=Workspaces_WAR_workspaces&amp;p_p_lifecycle=0&amp;p_p_state=normal&amp;p_p_mode=view&amp;p_p_col_id=column-1&amp;p_p_col_count=1&amp;_Workspaces_WAR_workspaces_workspaceId=81199202&amp;_Workspaces_WAR_workspaces_tab=documents"><text:span text:style-name="T17">https://tuubi.metropolia.fi/portal/group/tuubi/etusivu/yleiset-tyokalut/tyotilat?p_p_id=Workspaces_WAR_workspaces&amp;p_p_lifecycle=0&amp;p_p_state=normal&amp;p_p_mode=view&amp;p_p_col_id=column-1&amp;p_p_col_count=1&amp;_Workspaces_WAR_workspaces_workspaceId=81199202&amp;_Workspaces_WAR_workspaces_tab=documents</text:span></text:a></text:p>
      <text:p text:style-name="P14"/>
      <text:p text:style-name="P8"><text:tab/></text:p>
      <text:p text:style-name="P14"/>
      <text:p text:style-name="P13"/>
      <text:list xml:id="list94117897933376" text:continue-numbering="true" text:style-name="WWNum1">
        <text:list-header>
          <text:p text:style-name="P2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ListLabel_20_1" style:display-name="ListLabel 1"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6T08:45:29.012491152</meta:creation-date>
    <dc:date>2016-03-20T09:41:17.007765941</dc:date>
    <meta:editing-duration>PT1M12S</meta:editing-duration>
    <meta:editing-cycles>4</meta:editing-cycles>
    <meta:generator>LibreOffice/4.1.3.2$Linux_X86_64 LibreOffice_project/410m0$Build-2</meta:generator>
    <meta:document-statistic meta:table-count="0" meta:image-count="0" meta:object-count="0" meta:page-count="2" meta:paragraph-count="35" meta:word-count="698" meta:character-count="4634" meta:non-whitespace-character-count="3967"/>
  </office:meta>
</office:document-meta>
</file>